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70000009A1C4790F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Albany1" svg:font-family="Albany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2" svg:font-family="Albany" style:font-adornments="Bold" style:font-family-generic="swiss" style:font-pitch="variable"/>
    <style:font-face style:name="Albany" svg:font-family="Albany" style:font-adornments="Regular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104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104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text-properties fo:font-size="6pt" style:font-size-asian="6pt" style:font-size-complex="6pt"/>
    </style:style>
    <style:style style:name="P3" style:family="paragraph" style:parent-style-name="Frame_20_contents">
      <style:text-properties fo:color="#999999" style:font-name="StarSymbol1" style:font-name-asian="StarSymbol1" style:font-name-complex="StarSymbol1"/>
    </style:style>
    <style:style style:name="P4" style:family="paragraph" style:parent-style-name="Salutation">
      <style:paragraph-properties fo:margin-left="0in" fo:margin-right="0in" fo:text-indent="0in" style:auto-text-indent="false"/>
    </style:style>
    <style:style style:name="P5" style:family="paragraph" style:parent-style-name="Signature">
      <style:paragraph-properties fo:margin-left="0in" fo:margin-right="0in" fo:text-indent="0in" style:auto-text-indent="false"/>
    </style:style>
    <style:style style:name="P6" style:family="paragraph" style:parent-style-name="Signature">
      <style:paragraph-properties fo:margin-left="0in" fo:margin-right="0in" fo:text-indent="0in" style:auto-text-indent="false" fo:break-before="auto" fo:break-after="auto"/>
    </style:style>
    <style:style style:name="P7" style:family="paragraph" style:parent-style-name="Date" style:master-page-name="First_20_Page">
      <style:paragraph-properties style:page-number="auto"/>
    </style:style>
    <style:style style:name="P8" style:family="paragraph" style:parent-style-name="Subject">
      <style:text-properties style:text-underline-style="non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in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o Whom it May Concern" text:name="Salutation"/>
        <text:user-field-decl office:value-type="string" office:string-value="Sincerely" text:name="Greeting"/>
        <text:user-field-decl office:value-type="string" office:string-value="Jacab Wood" text:name="Company"/>
        <text:user-field-decl office:value-type="string" office:string-value="1 Swift Way" text:name="Street"/>
        <text:user-field-decl office:value-type="string" office:string-value="USA" text:name="City"/>
        <text:user-field-decl office:value-type="string" office:string-value="13054" text:name="PostCode"/>
        <text:user-field-decl office:value-type="string" office:string-value="NY" text:name="State"/>
      </text:user-field-decls>
      <draw:frame draw:style-name="fr2" draw:name="Receiver Address" text:anchor-type="page" text:anchor-page-number="1" svg:x="0.8425in" svg:y="2.1866in" svg:width="3.0035in" draw:z-index="1">
        <draw:text-box fo:min-height="0.989in">
          <text:p text:style-name="Standard">Edward Bentley</text:p>
          <text:p text:style-name="Standard">B&amp;E Submarines</text:p>
          <text:p text:style-name="Standard">Penn's Landing</text:p>
          <text:p text:style-name="Standard">211 South Columbus Blvd. &amp; Walnut St.</text:p>
          <text:p text:style-name="Standard">PA 19106</text:p>
          <text:p text:style-name="Standard">USA</text:p>
        </draw:text-box>
      </draw:frame>
      <draw:frame draw:style-name="fr3" draw:name="Sender Address" text:anchor-type="page" text:anchor-page-number="1" svg:x="3.8661in" svg:y="0.7953in" svg:width="3.7602in" draw:z-index="2">
        <draw:text-box fo:min-height="1.1535in">
          <text:section text:style-name="Sect1" text:name="Sender Address">
            <text:p text:style-name="Header"><text:user-field-get text:name="Company">Jacab Wood</text:user-field-get></text:p>
            <text:p text:style-name="Header_20_right">Swift Construction Company</text:p>
            <text:p text:style-name="Header_20_right"><text:user-field-get text:name="Street">1 Swift Way</text:user-field-get>, <text:user-field-get text:name="City">USA</text:user-field-get>, <text:user-field-get text:name="State">NY</text:user-field-get> <text:user-field-get text:name="PostCode">13054</text:user-field-get></text:p>
            <text:p text:style-name="Header_20_right"><text:s/><text:sender-fax/></text:p>
          </text:section>
        </draw:text-box>
      </draw:frame>
      <draw:frame draw:style-name="fr3" draw:name="Bend Marks" text:anchor-type="page" text:anchor-page-number="1" svg:x="0.2626in" svg:y="3.2618in" svg:width="0.4366in" draw:z-index="3">
        <draw:text-box fo:min-height="5.7882in">
          <text:section text:style-name="Sect1" text:name="Bend Marks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—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ext:section>
          <text:p text:style-name="P3"/>
        </draw:text-box>
      </draw:frame>
      <text:p text:style-name="P7"/>
      <text:p text:style-name="Date"/>
      <text:p text:style-name="Date"><text:date style:data-style-name="N84" text:date-value="2014-04-28T21:27:45.85">2014-04-28</text:date></text:p>
      <text:section text:style-name="Sect1" text:name="Subject Line">
        <text:p text:style-name="P8">Subject: Fleet Outfit Proposal</text:p>
      </text:section>
      <text:p text:style-name="Opening">Dear Mr. Bentley,</text:p>
      <text:p text:style-name="Text_20_body">I am pleased to submit the following proposal for your review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Table_20_Contents">Item</text:p>
          </table:table-cell>
          <table:table-cell table:style-name="Table1.A1" office:value-type="string">
            <text:p text:style-name="Table_20_Contents">P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Each</text:p>
          </table:table-cell>
          <table:table-cell table:style-name="Table1.E1" office:value-type="string">
            <text:p text:style-name="Table_20_Contents">Total</text:p>
          </table:table-cell>
        </table:table-row>
        <table:table-row>
          <table:table-cell table:style-name="Table1.A2" office:value-type="string">
            <text:p text:style-name="Table_20_Contents">Aircraft Wireless</text:p>
          </table:table-cell>
          <table:table-cell table:style-name="Table1.B2" office:value-type="float" office:value="10000003">
            <text:p text:style-name="Table_20_Contents">10000003</text:p>
          </table:table-cell>
          <table:table-cell table:style-name="Table1.B2" office:value-type="float" office:value="1">
            <text:p text:style-name="Table_20_Contents">1</text:p>
          </table:table-cell>
          <table:table-cell table:style-name="Table1.D2" office:value-type="currency" office:currency="USD" office:value="10">
            <text:p text:style-name="Table_20_Contents">$10.00</text:p>
          </table:table-cell>
          <table:table-cell table:style-name="Table1.E2" office:value-type="currency" office:currency="USD" office:value="10">
            <text:p text:style-name="Table_20_Contents">$10.0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float" office:value="10">
            <text:p text:style-name="Table_20_Contents">10</text:p>
          </table:table-cell>
          <table:table-cell table:style-name="Table1.D2" office:value-type="currency" office:currency="USD" office:value="9">
            <text:p text:style-name="Table_20_Contents">$9.00</text:p>
          </table:table-cell>
          <table:table-cell table:style-name="Table1.E2" office:value-type="currency" office:currency="USD" office:value="90">
            <text:p text:style-name="Table_20_Contents">$90.0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B2" office:value-type="float" office:value="100">
            <text:p text:style-name="Table_20_Contents">100</text:p>
          </table:table-cell>
          <table:table-cell table:style-name="Table1.D2" office:value-type="currency" office:currency="USD" office:value="8.5">
            <text:p text:style-name="Table_20_Contents">$8.50</text:p>
          </table:table-cell>
          <table:table-cell table:style-name="Table1.E2" office:value-type="currency" office:currency="USD" office:value="850">
            <text:p text:style-name="Table_20_Contents">$850.00</text:p>
          </table:table-cell>
        </table:table-row>
      </table:table>
      <text:p text:style-name="Text_20_body"/>
      <text:p text:style-name="P4">Sincerely,</text:p>
      <text:p text:style-name="P5">Jacab</text:p>
      <text:p text:style-name="P6"><text:sender-positio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Albany1" svg:font-family="Albany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2" svg:font-family="Albany" style:font-adornments="Bold" style:font-family-generic="swiss" style:font-pitch="variable"/>
    <style:font-face style:name="Albany" svg:font-family="Albany" style:font-adornments="Regular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Albany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="100%" fo:margin-left="3.3465in" fo:margin-right="0in" fo:margin-top="0.248in" fo:margin-bottom="0.5827in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="100%"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1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/>
    </style:style>
    <style:style style:name="Numbering_20_1_20_Start" style:display-name="Numbering 1 Start" style:family="paragraph" style:parent-style-name="List" style:class="list">
      <style:paragraph-properties fo:margin="100%" fo:margin-left="0.1965in" fo:margin-right="0in" fo:margin-top="0.1665in" fo:margin-bottom="0.0835in" fo:text-indent="-0.1965in" style:auto-text-indent="false"/>
    </style:style>
    <style:style style:name="Numbering_20_1" style:display-name="Numbering 1" style:family="paragraph" style:parent-style-name="List" style:class="list">
      <style:paragraph-properties fo:margin="100%" fo:margin-left="0.1965in" fo:margin-right="0in" fo:margin-top="0in" fo:margin-bottom="0.0835in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1965in" fo:margin-right="0in" fo:margin-top="0in" fo:margin-bottom="0.1665in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1965in" fo:margin-right="0in" fo:margin-top="0in" fo:margin-bottom="0.0835in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3929in" fo:margin-right="0in" fo:margin-top="0.1665in" fo:margin-bottom="0.0835in" fo:text-indent="-0.196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3929in" fo:margin-right="0in" fo:margin-top="0in" fo:margin-bottom="0.0835in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3929in" fo:margin-right="0in" fo:margin-top="0in" fo:margin-bottom="0.1665in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3929in" fo:margin-right="0in" fo:margin-top="0in" fo:margin-bottom="0.0835in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0.5898in" fo:margin-right="0in" fo:margin-top="0.1665in" fo:margin-bottom="0.0835in" fo:text-indent="-0.1965in" style:auto-text-indent="false"/>
    </style:style>
    <style:style style:name="Numbering_20_3" style:display-name="Numbering 3" style:family="paragraph" style:parent-style-name="List" style:class="list">
      <style:paragraph-properties fo:margin="100%" fo:margin-left="0.5898in" fo:margin-right="0in" fo:margin-top="0in" fo:margin-bottom="0.0835in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0.5898in" fo:margin-right="0in" fo:margin-top="0in" fo:margin-bottom="0.1665in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0.5898in" fo:margin-right="0in" fo:margin-top="0in" fo:margin-bottom="0.0835in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0.7862in" fo:margin-right="0in" fo:margin-top="0.1665in" fo:margin-bottom="0.0835in" fo:text-indent="-0.1965in" style:auto-text-indent="false"/>
    </style:style>
    <style:style style:name="Numbering_20_4" style:display-name="Numbering 4" style:family="paragraph" style:parent-style-name="List" style:class="list">
      <style:paragraph-properties fo:margin="100%" fo:margin-left="0.7862in" fo:margin-right="0in" fo:margin-top="0in" fo:margin-bottom="0.0835in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0.7862in" fo:margin-right="0in" fo:margin-top="0in" fo:margin-bottom="0.1665in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0.7862in" fo:margin-right="0in" fo:margin-top="0in" fo:margin-bottom="0.0835in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0.9827in" fo:margin-right="0in" fo:margin-top="0.1665in" fo:margin-bottom="0.0835in" fo:text-indent="-0.1965in" style:auto-text-indent="false"/>
    </style:style>
    <style:style style:name="Numbering_20_5" style:display-name="Numbering 5" style:family="paragraph" style:parent-style-name="List" style:class="list">
      <style:paragraph-properties fo:margin="100%" fo:margin-left="0.9827in" fo:margin-right="0in" fo:margin-top="0in" fo:margin-bottom="0.0835in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0.9827in" fo:margin-right="0in" fo:margin-top="0in" fo:margin-bottom="0.1665in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0.9827in" fo:margin-right="0in" fo:margin-top="0in" fo:margin-bottom="0.0835in" fo:text-indent="0in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1965in" fo:margin-right="0in" fo:margin-top="0.1665in" fo:margin-bottom="0.0835in" fo:text-indent="-0.1965in" style:auto-text-indent="false"/>
    </style:style>
    <style:style style:name="List_20_1" style:display-name="List 1" style:family="paragraph" style:parent-style-name="List" style:class="list">
      <style:paragraph-properties fo:margin="100%" fo:margin-left="0.1965in" fo:margin-right="0in" fo:margin-top="0in" fo:margin-bottom="0.0835in" fo:text-indent="-0.1965in" style:auto-text-indent="false"/>
    </style:style>
    <style:style style:name="List_20_1_20_End" style:display-name="List 1 End" style:family="paragraph" style:parent-style-name="List" style:class="list">
      <style:paragraph-properties fo:margin="100%" fo:margin-left="0.1965in" fo:margin-right="0in" fo:margin-top="0in" fo:margin-bottom="0.1665in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1965in" fo:margin-right="0in" fo:margin-top="0in" fo:margin-bottom="0.0835in" fo:text-indent="0in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3929in" fo:margin-right="0in" fo:margin-top="0.1665in" fo:margin-bottom="0.0835in" fo:text-indent="-0.1965in" style:auto-text-indent="false"/>
    </style:style>
    <style:style style:name="List_20_2" style:display-name="List 2" style:family="paragraph" style:parent-style-name="List" style:class="list">
      <style:paragraph-properties fo:margin="100%" fo:margin-left="0.3929in" fo:margin-right="0in" fo:margin-top="0in" fo:margin-bottom="0.0835in" fo:text-indent="-0.1965in" style:auto-text-indent="false"/>
    </style:style>
    <style:style style:name="List_20_2_20_End" style:display-name="List 2 End" style:family="paragraph" style:parent-style-name="List" style:class="list">
      <style:paragraph-properties fo:margin="100%" fo:margin-left="0.3929in" fo:margin-right="0in" fo:margin-top="0in" fo:margin-bottom="0.1665in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3929in" fo:margin-right="0in" fo:margin-top="0in" fo:margin-bottom="0.0835in" fo:text-indent="0in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0.5898in" fo:margin-right="0in" fo:margin-top="0.1665in" fo:margin-bottom="0.0835in" fo:text-indent="-0.1965in" style:auto-text-indent="false"/>
    </style:style>
    <style:style style:name="List_20_3" style:display-name="List 3" style:family="paragraph" style:parent-style-name="List" style:class="list">
      <style:paragraph-properties fo:margin="100%" fo:margin-left="0.5898in" fo:margin-right="0in" fo:margin-top="0in" fo:margin-bottom="0.0835in" fo:text-indent="-0.1965in" style:auto-text-indent="false"/>
    </style:style>
    <style:style style:name="List_20_3_20_End" style:display-name="List 3 End" style:family="paragraph" style:parent-style-name="List" style:class="list">
      <style:paragraph-properties fo:margin="100%" fo:margin-left="0.5898in" fo:margin-right="0in" fo:margin-top="0in" fo:margin-bottom="0.1665in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0.5898in" fo:margin-right="0in" fo:margin-top="0in" fo:margin-bottom="0.0835in" fo:text-indent="0in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0.7862in" fo:margin-right="0in" fo:margin-top="0.1665in" fo:margin-bottom="0.0835in" fo:text-indent="-0.1965in" style:auto-text-indent="false"/>
    </style:style>
    <style:style style:name="List_20_4" style:display-name="List 4" style:family="paragraph" style:parent-style-name="List" style:class="list">
      <style:paragraph-properties fo:margin="100%" fo:margin-left="0.7862in" fo:margin-right="0in" fo:margin-top="0in" fo:margin-bottom="0.0835in" fo:text-indent="-0.1965in" style:auto-text-indent="false"/>
    </style:style>
    <style:style style:name="List_20_4_20_End" style:display-name="List 4 End" style:family="paragraph" style:parent-style-name="List" style:class="list">
      <style:paragraph-properties fo:margin="100%" fo:margin-left="0.7862in" fo:margin-right="0in" fo:margin-top="0in" fo:margin-bottom="0.1665in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0.7862in" fo:margin-right="0in" fo:margin-top="0in" fo:margin-bottom="0.0835in" fo:text-indent="0in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0.9827in" fo:margin-right="0in" fo:margin-top="0.1665in" fo:margin-bottom="0.0835in" fo:text-indent="-0.1965in" style:auto-text-indent="false"/>
    </style:style>
    <style:style style:name="List_20_5" style:display-name="List 5" style:family="paragraph" style:parent-style-name="List" style:class="list">
      <style:paragraph-properties fo:margin="100%" fo:margin-left="0.9827in" fo:margin-right="0in" fo:margin-top="0in" fo:margin-bottom="0.0835in" fo:text-indent="-0.1965in" style:auto-text-indent="false"/>
    </style:style>
    <style:style style:name="List_20_5_20_End" style:display-name="List 5 End" style:family="paragraph" style:parent-style-name="List" style:class="list">
      <style:paragraph-properties fo:margin="100%" fo:margin-left="0.9827in" fo:margin-right="0in" fo:margin-top="0in" fo:margin-bottom="0.1665in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0.9827in" fo:margin-right="0in" fo:margin-top="0in" fo:margin-bottom="0.0835in" fo:text-indent="0in" style:auto-text-indent="false"/>
    </style:style>
    <style:style style:name="Header" style:family="paragraph" style:parent-style-name="Heading" style:class="extra"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  <style:background-image/>
      </style:paragraph-properties>
      <style:text-properties style:font-name="Albany2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  <style:background-image/>
      </style:paragraph-properties>
      <style:text-properties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hornda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Endnote" style:family="paragraph" style:parent-style-name="Standard" style:class="extra">
      <style:paragraph-properties fo:margin="100%"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Date" style:family="paragraph" style:parent-style-name="Standard">
      <style:paragraph-properties fo:margin="100%" fo:margin-left="3.3465in" fo:margin-right="0in" fo:margin-top="0in" fo:margin-bottom="0.5in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/>
    </style:style>
    <style:style style:name="Subject" style:family="paragraph" style:parent-style-name="Standard" style:next-style-name="Text_20_body">
      <style:paragraph-properties fo:margin-top="0.248in" fo:margin-bottom="0.248in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rame_20_contents">
      <style:text-properties fo:font-size="6pt" style:font-size-asian="6pt" style:font-size-complex="6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39in" fo:margin-left="0in" fo:margin-right="0in" fo:margin-bottom="0.1575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ender-company/></text:p>
        <text:p text:style-name="Header_20_left">Page <text:page-number text:select-page="current">1</text:page-number>/<text:page-count>1</text:page-count></text:p>
      </style:header>
      <style:footer>
        <text:p text:style-name="Footer">Proprietary and Confidential</text:p>
        <text:p text:style-name="MP1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Company Logo" text:anchor-type="paragraph" svg:x="0.0043in" svg:y="0.0043in" svg:width="2.1272in" draw:z-index="0"><draw:text-box fo:min-height="1.1772in"><text:p text:style-name="MP2"><draw:frame draw:style-name="Mfr2" draw:name="graphics1" text:anchor-type="paragraph" svg:x="0in" svg:y="0.1098in" svg:width="1.9366in" svg:height="0.9807in" draw:z-index="4"><draw:image xlink:href="Pictures/10000000000000F70000009A1C4790F5.jpg" xlink:type="simple" xlink:show="embed" xlink:actuate="onLoad"/></draw:frame></text:p><text:section text:style-name="MSect1" text:name="Company Logo"><text:p text:style-name="Frame_20_contents"/><text:p text:style-name="Frame_20_contents"/></text:section></draw:text-box></draw:frame></text:p>
      </style:header>
      <style:footer>
        <text:p text:style-name="Footer">Proprietary and Confidential</text:p>
        <text:p text:style-name="MP1"><text:page-number style:num-format="1" text:select-page="current">1</text:page-number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escription>(C) 2014 Dale Scott. This work is licensed under a Creative Commons Attribution-ShareAlike 4.0 International License. http://creativecommons.org/licenses/by-sa/4.0/</dc:description>
    <meta:creation-date>2014-04-18T18:27:48.92</meta:creation-date>
    <dc:language>en-US</dc:language>
    <meta:editing-cycles>3</meta:editing-cycles>
    <meta:editing-duration>PT12M22S</meta:editing-duration>
    <meta:initial-creator>Dale Scott</meta:initial-creator>
    <dc:date>2014-04-28T21:27:45.27</dc:date>
    <dc:creator>Dale Scott</dc:creator>
    <meta:document-statistic meta:table-count="1" meta:image-count="1" meta:object-count="0" meta:page-count="1" meta:paragraph-count="40" meta:word-count="76" meta:character-count="441"/>
    <meta:user-defined meta:name="Info 0"/>
    <meta:user-defined meta:name="Info 1"/>
    <meta:user-defined meta:name="Info 2"/>
    <meta:user-defined meta:name="Info 3"/>
    <meta:template xlink:type="simple" xlink:actuate="onRequest" xlink:title="myLetterTemplate" xlink:href="../myLetterTemplate.ott" meta:date="2014-04-18T18:27:42.61"/>
  </office:meta>
</office:document-meta>
</file>